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dec54" officeooo:paragraph-rsid="001dec54"/>
    </style:style>
    <style:style style:name="P2" style:family="paragraph" style:parent-style-name="Heading_20_2">
      <style:text-properties officeooo:rsid="0021b2f2" officeooo:paragraph-rsid="0021b2f2"/>
    </style:style>
    <style:style style:name="P3" style:family="paragraph" style:parent-style-name="Text_20_body">
      <style:text-properties officeooo:rsid="001dec54" officeooo:paragraph-rsid="001dec54"/>
    </style:style>
    <style:style style:name="P4" style:family="paragraph" style:parent-style-name="Text_20_body">
      <style:text-properties officeooo:rsid="001efd98" officeooo:paragraph-rsid="001efd98"/>
    </style:style>
    <style:style style:name="P5" style:family="paragraph" style:parent-style-name="Text_20_body">
      <style:text-properties officeooo:rsid="00212269" officeooo:paragraph-rsid="00212269"/>
    </style:style>
    <style:style style:name="P6" style:family="paragraph" style:parent-style-name="Text_20_body" style:list-style-name="L1">
      <style:text-properties officeooo:rsid="00212269" officeooo:paragraph-rsid="00212269"/>
    </style:style>
    <style:style style:name="P7" style:family="paragraph" style:parent-style-name="Text_20_body" style:list-style-name="L1">
      <style:text-properties officeooo:rsid="00212269" officeooo:paragraph-rsid="002149e4"/>
    </style:style>
    <style:style style:name="P8" style:family="paragraph" style:parent-style-name="Text_20_body" style:list-style-name="L1">
      <style:text-properties officeooo:paragraph-rsid="002149e4"/>
    </style:style>
    <style:style style:name="P9" style:family="paragraph" style:parent-style-name="Text_20_body" style:list-style-name="L1">
      <style:text-properties officeooo:rsid="002149e4" officeooo:paragraph-rsid="002149e4"/>
    </style:style>
    <style:style style:name="P10" style:family="paragraph" style:parent-style-name="Text_20_body">
      <style:text-properties officeooo:rsid="002149e4" officeooo:paragraph-rsid="002149e4"/>
    </style:style>
    <style:style style:name="P11" style:family="paragraph" style:parent-style-name="Text_20_body">
      <style:text-properties officeooo:rsid="0021b2f2" officeooo:paragraph-rsid="0021b2f2"/>
    </style:style>
    <style:style style:name="P12" style:family="paragraph" style:parent-style-name="Text_20_body">
      <style:text-properties officeooo:rsid="002286f2" officeooo:paragraph-rsid="0022feee"/>
    </style:style>
    <style:style style:name="T1" style:family="text">
      <style:text-properties officeooo:rsid="0020ec6b"/>
    </style:style>
    <style:style style:name="T2" style:family="text">
      <style:text-properties officeooo:rsid="00212269"/>
    </style:style>
    <style:style style:name="T3" style:family="text">
      <style:text-properties officeooo:rsid="002149e4"/>
    </style:style>
    <style:style style:name="T4" style:family="text">
      <style:text-properties officeooo:rsid="0021b2f2"/>
    </style:style>
    <style:style style:name="T5" style:family="text">
      <style:text-properties officeooo:rsid="0022fe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alculation of the DUT</text:h>
      <text:p text:style-name="P3">Add a VNA <text:span text:style-name="T4">calculation and uncalculation </text:span>element</text:p>
      <text:p text:style-name="P11">It should have a number of ports, dut port connections, and a file that points to an s-parameter file or project that produces either the s-parameters of the raw measurement or of the DUT.</text:p>
      <text:p text:style-name="P11">It also needs a file for the error terms or a project that produces error terms.</text:p>
      <text:p text:style-name="P11">It is a file like box with the ports of the calculated or uncalculated DUT that can be connected to other things. <text:s/>Otherwise ports need to be connected to it.</text:p>
      <text:h text:style-name="Heading_20_2" text:outline-level="2">Calculation of Error Terms</text:h>
      <text:p text:style-name="P3">Add elements like thru standard, load standard, open standard, short standard.</text:p>
      <text:p text:style-name="P4">Add a calkit element, which <text:span text:style-name="T1">has five ports like the Rosenberger, all labeled. <text:s/>It takes in a cal file.</text:span></text:p>
      <text:p text:style-name="P5">No:</text:p>
      <text:p text:style-name="P5">Add the following types of measurements:</text:p>
      <text:list xml:id="list1905129241" text:style-name="L1">
        <text:list-item>
          <text:p text:style-name="P6">Reflect Measurement</text:p>
          <text:list>
            <text:list-item>
              <text:p text:style-name="P6">Takes the name of a project or one-port s-parameter file containing the measurement.</text:p>
            </text:list-item>
            <text:list-item>
              <text:p text:style-name="P6">Takes the name of a calibration standard. <text:s/>It can be a one port s-parameter file, <text:span text:style-name="T3">or a project file with the standard in it (this is just to start until I figure out something better).</text:span></text:p>
            </text:list-item>
            <text:list-item>
              <text:p text:style-name="P9">The VNA port number</text:p>
            </text:list-item>
          </text:list>
        </text:list-item>
        <text:list-item>
          <text:p text:style-name="P6">Thru Measurement</text:p>
          <text:list>
            <text:list-item>
              <text:p text:style-name="P8"><text:span text:style-name="T2">Takes the name of a project or two-port s-parameter file containing the measurement.</text:span></text:p>
            </text:list-item>
            <text:list-item>
              <text:p text:style-name="P7">Takes the name of a calibration standard. <text:s/>It can be a one port s-parameter file, <text:span text:style-name="T3">or a project file with the standard in it (this is just to start until I figure out something better).</text:span></text:p>
            </text:list-item>
            <text:list-item>
              <text:p text:style-name="P9">An option for the unknown thru (where None can be supplied as the s-parameter file).</text:p>
            </text:list-item>
            <text:list-item>
              <text:p text:style-name="P9">The VNA port numbers (with the first port listed assumed to be the orientation of the thru.</text:p>
            </text:list-item>
          </text:list>
        </text:list-item>
      </text:list>
      <text:p text:style-name="P10">It a project is constructed with calibration measurements, then it is assumed to be a VNA calibration that produces error terms according to the calculation properties.</text:p>
      <text:h text:style-name="P2" text:outline-level="2">Special S-parameter Producing Projects</text:h>
      <text:p text:style-name="P11">Add a new device called a Stimulus, which when supplied, automatically identifies the project as a VNA or TDR measurement project. <text:s/>Then add two probe types – a TDR probe and a VNA probe. <text:s/>The existence of one or the other sets the type of measurement.</text:p>
      <text:p text:style-name="P12">The Stimulus has a port number, which is the order of driving, and the TDR and VNA probes also have port numbers. <text:s/>Thus the stimulus is alternately driven and the probes are alternately probed. <text:s/>The <text:soft-page-break/>simulation is set up like a simulation and only the transfer matrices are extracted to develop the s-parameters for VNA like sims, and an impulse is supplied and simulated for the TDR type sims.</text:p>
      <text:p text:style-name="P12"><text:span text:style-name="T5">Specify a file for the VNA and <text:s/>TDR stimulus. <text:s/>For the TDR, it would be an project that produces the stimulus (will need to improve this when possible). <text:s/>And for TDR, it the file would be an s-parameter or project file that extracts the S21 from it for the frequency respons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3:48:27.344419382</meta:creation-date>
    <dc:date>2020-03-31T17:27:46.697754109</dc:date>
    <meta:editing-duration>PT5M48S</meta:editing-duration>
    <meta:editing-cycles>1</meta:editing-cycles>
    <meta:document-statistic meta:table-count="0" meta:image-count="0" meta:object-count="0" meta:page-count="2" meta:paragraph-count="24" meta:word-count="472" meta:character-count="2646" meta:non-whitespace-character-count="2194"/>
    <meta:generator>LibreOffice/6.3.5.2$Linux_X86_64 LibreOffice_project/30$Build-2</meta:generator>
  </office:meta>
</office:document-meta>
</file>